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cffd" officeooo:paragraph-rsid="000bcffd"/>
    </style:style>
    <style:style style:name="P2" style:family="paragraph" style:parent-style-name="Standard">
      <style:text-properties fo:font-weight="bold" officeooo:rsid="00104192" officeooo:paragraph-rsid="00104192" style:font-weight-asian="bold" style:font-weight-complex="bold"/>
    </style:style>
    <style:style style:name="P3" style:family="paragraph" style:parent-style-name="Standard">
      <style:text-properties fo:font-weight="bold" officeooo:rsid="001242c7" officeooo:paragraph-rsid="001242c7" style:font-weight-asian="bold" style:font-weight-complex="bold"/>
    </style:style>
    <style:style style:name="P4" style:family="paragraph" style:parent-style-name="Standard">
      <style:text-properties officeooo:rsid="00120988" officeooo:paragraph-rsid="00120988"/>
    </style:style>
    <style:style style:name="P5" style:family="paragraph" style:parent-style-name="Standard">
      <style:text-properties fo:color="#000000" officeooo:rsid="00120988" officeooo:paragraph-rsid="00120988"/>
    </style:style>
    <style:style style:name="P6" style:family="paragraph" style:parent-style-name="Standard">
      <style:text-properties fo:color="#000000" fo:font-weight="bold" officeooo:rsid="00120988" officeooo:paragraph-rsid="00120988" style:font-weight-asian="bold" style:font-weight-complex="bold"/>
    </style:style>
    <style:style style:name="P7" style:family="paragraph" style:parent-style-name="Standard">
      <style:text-properties officeooo:rsid="000c91d2" officeooo:paragraph-rsid="000c91d2"/>
    </style:style>
    <style:style style:name="P8" style:family="paragraph" style:parent-style-name="Table_20_Contents">
      <style:paragraph-properties fo:text-align="center" style:justify-single-word="false"/>
      <style:text-properties officeooo:paragraph-rsid="00104192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fo:color="#000000" officeooo:rsid="00104192" officeooo:paragraph-rsid="00104192"/>
    </style:style>
    <style:style style:name="P11" style:family="paragraph" style:parent-style-name="Standard" style:list-style-name="L2">
      <style:text-properties fo:color="#000000" officeooo:rsid="001242c7" officeooo:paragraph-rsid="001242c7"/>
    </style:style>
    <style:style style:name="P12" style:family="paragraph" style:parent-style-name="Standard" style:list-style-name="L1">
      <style:text-properties officeooo:rsid="00104192" officeooo:paragraph-rsid="00104192"/>
    </style:style>
    <style:style style:name="P13" style:family="paragraph" style:parent-style-name="Standard" style:list-style-name="L2">
      <style:text-properties officeooo:rsid="001242c7" officeooo:paragraph-rsid="001242c7"/>
    </style:style>
    <style:style style:name="P14" style:family="paragraph" style:parent-style-name="Standard">
      <style:text-properties officeooo:rsid="00129606" officeooo:paragraph-rsid="001601fc"/>
    </style:style>
    <style:style style:name="P15" style:family="paragraph" style:parent-style-name="Standard" style:list-style-name="L3">
      <style:text-properties officeooo:paragraph-rsid="001601fc"/>
    </style:style>
    <style:style style:name="P16" style:family="paragraph" style:parent-style-name="Standard" style:list-style-name="L3">
      <style:text-properties officeooo:rsid="001601fc" officeooo:paragraph-rsid="001601fc"/>
    </style:style>
    <style:style style:name="P17" style:family="paragraph" style:parent-style-name="Standard" style:list-style-name="L3">
      <style:text-properties officeooo:rsid="00166a7f" officeooo:paragraph-rsid="00166a7f"/>
    </style:style>
    <style:style style:name="P18" style:family="paragraph" style:parent-style-name="Heading_20_1" style:list-style-name="WWNum1">
      <style:paragraph-properties fo:text-align="center" style:justify-single-word="false"/>
      <style:text-properties officeooo:paragraph-rsid="00104192"/>
    </style:style>
    <style:style style:name="P19" style:family="paragraph" style:parent-style-name="Heading_20_1" style:list-style-name="WWNum1">
      <style:paragraph-properties fo:text-align="start" style:justify-single-word="false"/>
      <style:text-properties style:font-name="Liberation Serif" fo:font-size="14pt" officeooo:paragraph-rsid="00104192" style:font-size-asian="14pt" style:font-size-complex="14pt"/>
    </style:style>
    <style:style style:name="P20" style:family="paragraph" style:parent-style-name="Table_20_Contents" style:master-page-name="Standard">
      <style:paragraph-properties fo:text-align="center" style:justify-single-word="false" style:page-number="auto"/>
      <style:text-properties officeooo:paragraph-rsid="00104192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04192"/>
    </style:style>
    <style:style style:name="T3" style:family="text">
      <style:text-properties officeooo:rsid="00104192"/>
    </style:style>
    <style:style style:name="T4" style:family="text">
      <style:text-properties fo:color="#000000"/>
    </style:style>
    <style:style style:name="T5" style:family="text">
      <style:text-properties fo:color="#000000" style:text-underline-style="none" fo:font-weight="bold" style:font-weight-asian="bold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officeooo:rsid="00120988"/>
    </style:style>
    <style:style style:name="T8" style:family="text">
      <style:text-properties fo:color="#000000" officeooo:rsid="001242c7"/>
    </style:style>
    <style:style style:name="T9" style:family="text">
      <style:text-properties officeooo:rsid="001601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Université des Sciences et de la Technologie d'Oran – MB</text:p>
      <text:p text:style-name="P8">Faculté de Génie Électrique </text:p>
      <text:p text:style-name="P8">Département d'Électronique</text:p>
      <text:p text:style-name="P8"/>
      <text:list xml:id="list3633693247" text:style-name="WWNum1">
        <text:list-item>
          <text:h text:style-name="P18" text:outline-level="1"><text:span text:style-name="T1">Test de TP </text:span><text:span text:style-name="T2">Java</text:span></text:h>
        </text:list-item>
        <text:list-item>
          <text:h text:style-name="P19" text:outline-level="1">Nom &amp; prénom</text:h>
        </text:list-item>
      </text:list>
      <text:p text:style-name="P1"/>
      <text:p text:style-name="P2">Partie 1</text:p>
      <text:p text:style-name="Standard">On voudrait utiliser les tableaux statiques pour modéliser une File d’attente de donnée. Une File est une structure de données dans <text:span text:style-name="T3">laquelle</text:span> on ajoute un élément en fin de la liste, et on supprime un élément de la tête de la liste.</text:p>
      <text:list xml:id="list1001066579" text:style-name="L1">
        <text:list-item>
          <text:p text:style-name="P9"><text:span text:style-name="T4">Compléter la classe File en définissant les trois méthodes </text:span><text:span text:style-name="T6">void enfiler(</text:span><text:span text:style-name="T5">Object</text:span><text:span text:style-name="T6"> o)</text:span><text:span text:style-name="T4">, </text:span><text:span text:style-name="T5">Object defiler</text:span><text:span text:style-name="T6">()</text:span><text:span text:style-name="T4"> et </text:span><text:span text:style-name="T6">boolean </text:span><text:span text:style-name="T5">estVide</text:span><text:span text:style-name="T6">()</text:span><text:span text:style-name="T4">, </text:span><text:span text:style-name="T7">ainsi que le constructeur </text:span></text:p>
        </text:list-item>
        <text:list-item>
          <text:p text:style-name="P10">Décrire brièvement le fonctionnement des trois méthodes que vous avez définit :</text:p>
          <text:list>
            <text:list-item>
              <text:p text:style-name="P12"><text:span text:style-name="T6">void enfiler(</text:span><text:span text:style-name="T5">Object</text:span><text:span text:style-name="T6"> o)</text:span><text:span text:style-name="T4"> :</text:span></text:p>
            </text:list-item>
            <text:list-item>
              <text:p text:style-name="P12"><text:span text:style-name="T5">Object defiler</text:span><text:span text:style-name="T6">()</text:span><text:span text:style-name="T4"> :</text:span></text:p>
            </text:list-item>
            <text:list-item>
              <text:p text:style-name="P12"><text:span text:style-name="T6">boolean </text:span><text:span text:style-name="T5">estVide</text:span><text:span text:style-name="T6">()</text:span><text:span text:style-name="T4"> :</text:span></text:p>
            </text:list-item>
          </text:list>
        </text:list-item>
      </text:list>
      <text:p text:style-name="P5"/>
      <text:p text:style-name="P6">Partie 2</text:p>
      <text:p text:style-name="P4"><text:span text:style-name="T4">Soit la classe </text:span><text:span text:style-name="T6">Tache</text:span><text:span text:style-name="T4"> qui contient un message associé à une priorité. On veut modéliser un processeur qui contient trois files d’attentes de </text:span><text:span text:style-name="T6">Taches</text:span><text:span text:style-name="T4"> : </text:span><text:span text:style-name="T8">une file pour les taches à priorité basse (entre 0 et 3), une file pour les tâches à priorité moyenne (entre 4 et 6) et une autre pour les tâches à priorité élevée (entre 7 et 10).</text:span></text:p>
      <text:list xml:id="list3612541088" text:style-name="L2">
        <text:list-item>
          <text:p text:style-name="P13"><text:span text:style-name="T4">Définir la classe </text:span><text:span text:style-name="T6">Processeur</text:span></text:p>
        </text:list-item>
        <text:list-item>
          <text:p text:style-name="P13"><text:span text:style-name="T4">Définir une méthode </text:span><text:span text:style-name="T6">void produire(Tache tache)</text:span><text:span text:style-name="T4"> qu permet d’enfiler un tâche dans une des files d’attente internes</text:span></text:p>
        </text:list-item>
        <text:list-item>
          <text:p text:style-name="P13"><text:span text:style-name="T4">Définir une méthode </text:span><text:span text:style-name="T6">Tache consommer()</text:span><text:span text:style-name="T4"> qui retourne la tâche la plus prioritaire. Si toutes les files d’attente sont vide, la méthode doit retourner une tâche qui contient le message « vide » avec une priorité égale à -1.</text:span></text:p>
        </text:list-item>
        <text:list-item>
          <text:p text:style-name="P11">Décrire brièvement le fonctionnement des méthodes :</text:p>
          <text:list>
            <text:list-item>
              <text:p text:style-name="P13"><text:span text:style-name="T6">void produire(Tache tache)</text:span><text:span text:style-name="T4"> :</text:span></text:p>
            </text:list-item>
            <text:list-item>
              <text:p text:style-name="P13"><text:span text:style-name="T6">Tache consommer()</text:span><text:span text:style-name="T4"> :</text:span></text:p>
            </text:list-item>
          </text:list>
        </text:list-item>
      </text:list>
      <text:p text:style-name="P7"/>
      <text:p text:style-name="P3">Partie 3</text:p>
      <text:p text:style-name="P14">Définir une classe qui contient la méthode main dans laquelle <text:span text:style-name="T9">on teste les classe définies précédemment. </text:span></text:p>
      <text:list xml:id="list3165245921" text:style-name="L3">
        <text:list-item>
          <text:p text:style-name="P15"><text:span text:style-name="T9">Dans un processeur produire les tâches suivantes dans l’ordre :</text:span></text:p>
          <text:list>
            <text:list-item>
              <text:p text:style-name="P16">tâche1 (message : "a one-way", priorité =1)</text:p>
            </text:list-item>
            <text:list-item>
              <text:p text:style-name="P16">tâche1 (message : "a good", priorité =9)</text:p>
            </text:list-item>
            <text:list-item>
              <text:p text:style-name="P16">tâche1 (message : "always looks", priorité =6)</text:p>
            </text:list-item>
            <text:list-item>
              <text:p text:style-name="P16">tâche1 (message : "street", priorité =3)</text:p>
            </text:list-item>
            <text:list-item>
              <text:p text:style-name="P16">tâche1 (message : "both ways", priorité =5)</text:p>
            </text:list-item>
            <text:list-item>
              <text:p text:style-name="P16">tâche1 (message : "programmer is", priorité =8)</text:p>
            </text:list-item>
            <text:list-item>
              <text:p text:style-name="P16">tâche1 (message : "before crossing", priorité =4)</text:p>
            </text:list-item>
            <text:list-item>
              <text:p text:style-name="P16">tâche1 (message : "someone who", priorité =10)</text:p>
            </text:list-item>
          </text:list>
        </text:list-item>
        <text:list-item>
          <text:p text:style-name="P17">Consommer toutes les tâches à partir des files d’attente et afficher le message de chaque tâche. Quel est le résultat affiché ?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9:10:13.868601773</meta:creation-date>
    <dc:date>2020-01-26T09:05:29.312685269</dc:date>
    <meta:editing-duration>PT3H12M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32" meta:word-count="372" meta:character-count="2160" meta:non-whitespace-character-count="1837"/>
  </office:meta>
</office:document-meta>
</file>